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81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29)">
            <text:p>1 item (29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N38]))" office:value-type="string" office:string-value="max=199">
            <text:p>max=199</text:p>
          </table:table-cell>
          <table:table-cell table:number-columns-repeated="26"/>
          <table:table-cell table:formula="of:=[.$H$2]" office:value-type="string" office:string-value="max=199">
            <text:p>max=199</text:p>
          </table:table-cell>
          <table:table-cell table:number-columns-repeated="5"/>
          <table:table-cell table:formula="of:=CONCATENATE(&quot;max=&quot;;MAX([.AO4:.CJ37]))" office:value-type="string" office:string-value="max=196">
            <text:p>max=196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47.692cm" svg:y="8.829cm" draw:caption-point-x="7.088cm" draw:caption-point-y="-8.241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K4:.DI34]))" office:value-type="string" office:string-value="max=91">
            <text:p>max=91</text:p>
          </table:table-cell>
          <table:table-cell table:number-columns-repeated="30"/>
          <table:table-cell table:formula="of:=CONCATENATE(&quot;max=&quot;;MAX([.DP4:.EM26]))" office:value-type="string" office:string-value="max=19">
            <text:p>max=19</text:p>
          </table:table-cell>
          <table:table-cell table:number-columns-repeated="904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6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Q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81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S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W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A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K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P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P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81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S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W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A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K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P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81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S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W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A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K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P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81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S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W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A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K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P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S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W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A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K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P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S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W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A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K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P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S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W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A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K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P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S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W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A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K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P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S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W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A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K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P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S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W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A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P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S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W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A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P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S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W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A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P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S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W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A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P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S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W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A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P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S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W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A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P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S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W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A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P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S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W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K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P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S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K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81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P$2]" office:value-type="string" office:string-value="max=19">
            <text:p>max=19</text:p>
          </table:table-cell>
          <table:table-cell table:number-columns-repeated="893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9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P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K$2]" office:value-type="string" office:string-value="max=91">
            <text:p>max=91</text:p>
          </table:table-cell>
          <table:table-cell/>
          <table:table-cell table:formula="of:=[.$DP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9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4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K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10"/>
          <table:table-cell table:style-name="Default" table:number-columns-repeated="27"/>
          <table:table-cell table:formula="of:=[.$H$2]" office:value-type="string" office:string-value="max=199">
            <text:p>max=199</text:p>
          </table:table-cell>
          <table:table-cell table:style-name="Default" table:number-columns-repeated="2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0.53cm" draw:caption-point-x="-0.61cm" draw:caption-point-y="1.51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K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08cm" draw:caption-point-x="-0.61cm" draw:caption-point-y="1.516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19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28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P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28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28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P$3]" office:value-type="string" office:string-value="5 items" table:number-columns-spanned="3" table:number-rows-spanned="1">
            <office:annotation draw:style-name="gr2" draw:text-style-name="P2" svg:width="2.899cm" svg:height="0.669cm" svg:x="111.931cm" svg:y="24.577cm" draw:caption-point-x="-0.61cm" draw:caption-point-y="1.516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4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4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6.312cm" draw:caption-point-x="-0.61cm" draw:caption-point-y="1.51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28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28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28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28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K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28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K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28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28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4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P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4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table:formula="of:=[.CK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4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76"/>
          <table:table-cell table:style-name="ce20" table:formula="of:=[.CK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9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28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34.406cm" draw:caption-point-x="-0.61cm" draw:caption-point-y="1.51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9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P$64:.$AR$64];[.AU63])" office:value-type="float" office:value="0">
            <text:p>0</text:p>
          </table:table-cell>
          <table:table-cell table:formula="of:=COUNTIF([.$AP$64:.$AR$64];[.AV63])" office:value-type="float" office:value="2">
            <text:p>2</text:p>
          </table:table-cell>
          <table:table-cell table:formula="of:=COUNTIF([.$AP$64:.$AR$64];[.AW63])" office:value-type="float" office:value="1">
            <text:p>1</text:p>
          </table:table-cell>
          <table:table-cell table:formula="of:=COUNTIF([.$AP$64:.$AR$64];[.AX63])" office:value-type="float" office:value="0">
            <text:p>0</text:p>
          </table:table-cell>
          <table:table-cell table:formula="of:=COUNTIF([.$AP$64:.$AR$64];[.AY63])" office:value-type="float" office:value="0">
            <text:p>0</text:p>
          </table:table-cell>
          <table:table-cell table:number-columns-repeated="37"/>
          <table:table-cell table:style-name="ce19" table:formula="of:=[.$CK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9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90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902"/>
        </table:table-row>
        <table:table-row table:style-name="ro2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3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3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3"/>
        </table:table-row>
        <table:table-row table:style-name="ro2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931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931"/>
        </table:table-row>
        <table:table-row table:style-name="ro2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7]);[.C87];LEFT([.C87];[.L87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8]);[.C88];LEFT([.C88];[.L88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89]);[.C89];LEFT([.C89];[.L89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2]);[.C77];LEFT([.C77];[.L92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3T01:33:40.2">
            <text:p>2020/12/13 1:33</text:p>
          </table:table-cell>
          <table:table-cell table:style-name="ce11" table:formula="of:=NOW()" office:value-type="date" office:date-value="2020-12-13T01:33:40.2">
            <text:p>2020/12/13 1:33</text:p>
          </table:table-cell>
          <table:table-cell table:style-name="ce11" table:formula="of:=NOW()" office:value-type="date" office:date-value="2020-12-13T01:33:40.2">
            <text:p>2020/12/13 1:33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4" table:formula="of:=IF([.M96]&lt;&gt;1;[.M96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6];1)" office:value-type="float" office:value="4">
            <text:p>4</text:p>
          </table:table-cell>
          <table:table-cell table:formula="of:=IF(ISERROR([.L96]);[.C96];LEFT([.C96];[.L96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7];1)" office:value-type="float" office:value="4">
            <text:p>4</text:p>
          </table:table-cell>
          <table:table-cell table:formula="of:=IF(ISERROR([.L97]);[.C97];LEFT([.C97];[.L97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8];1)" office:value-type="float" office:value="4">
            <text:p>4</text:p>
          </table:table-cell>
          <table:table-cell table:formula="of:=IF(ISERROR([.L98]);[.C98];LEFT([.C98];[.L98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99]&lt;&gt;1;[.M9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99];1)" office:value-type="float" office:value="3">
            <text:p>3</text:p>
          </table:table-cell>
          <table:table-cell table:style-name="ce8" table:formula="of:=IF(ISERROR([.L99]);[.C99];LEFT([.C99];[.L99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2]&lt;&gt;1;[.M102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2];1)" office:value-type="float" office:value="4">
            <text:p>4</text:p>
          </table:table-cell>
          <table:table-cell table:formula="of:=IF(ISERROR([.L102]);[.C102];LEFT([.C102];[.L10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3]&lt;&gt;1;[.M103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3]);[.C103];LEFT([.C103];[.L10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4]&lt;&gt;1;[.M104];0)" office:value-type="float" office:value="0">
            <text:p>0</text:p>
          </table:table-cell>
          <table:table-cell table:style-name="ce10"/>
          <table:table-cell table:style-name="ce13" table:formula="of:=COUNTA([.E104:.J104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5]&lt;&gt;1;[.M105];0)" office:value-type="float" office:value="0">
            <text:p>0</text:p>
          </table:table-cell>
          <table:table-cell table:style-name="ce10"/>
          <table:table-cell table:style-name="ce13" table:formula="of:=COUNTA([.E105:.J10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float" office:value="0">
            <text:p>0</text:p>
          </table:table-cell>
          <table:table-cell table:style-name="ce10"/>
          <table:table-cell table:style-name="ce13" table:formula="of:=COUNTA([.E106:.J10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6];1)" office:value-type="float" office:value="0">
            <text:p>#VALUE!</text:p>
          </table:table-cell>
          <table:table-cell table:formula="of:=IF(ISERROR([.L106]);[.C106];LEFT([.C106];[.L10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float" office:value="0">
            <text:p>0</text:p>
          </table:table-cell>
          <table:table-cell table:style-name="ce10"/>
          <table:table-cell table:style-name="ce13" table:formula="of:=COUNTA([.E107:.J107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float" office:value="0">
            <text:p>0</text:p>
          </table:table-cell>
          <table:table-cell table:style-name="ce10"/>
          <table:table-cell table:style-name="ce13" table:formula="of:=COUNTA([.E108:.J108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float" office:value="0">
            <text:p>0</text:p>
          </table:table-cell>
          <table:table-cell table:style-name="ce10"/>
          <table:table-cell table:style-name="ce13" table:formula="of:=COUNTA([.E109:.J109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09]);[.C109];LEFT([.C109];[.L109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0]);[.C109];LEFT([.C109];[.L11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2:.J112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14]&lt;&gt;1;[.M114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14:.J114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4];1)" office:value-type="float" office:value="3">
            <text:p>3</text:p>
          </table:table-cell>
          <table:table-cell table:formula="of:=IF(ISERROR([.L114]);[.C114];LEFT([.C114];[.L114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5];1)" office:value-type="float" office:value="3">
            <text:p>3</text:p>
          </table:table-cell>
          <table:table-cell table:formula="of:=IF(ISERROR([.L115]);[.C115];LEFT([.C115];[.L11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6:.J11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6];1)" office:value-type="float" office:value="3">
            <text:p>3</text:p>
          </table:table-cell>
          <table:table-cell table:formula="of:=IF(ISERROR([.L116]);[.C116];LEFT([.C116];[.L11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7:.J11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7];1)" office:value-type="float" office:value="3">
            <text:p>3</text:p>
          </table:table-cell>
          <table:table-cell table:formula="of:=IF(ISERROR([.L117]);[.C117];LEFT([.C117];[.L117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18:.J11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8];1)" office:value-type="float" office:value="3">
            <text:p>3</text:p>
          </table:table-cell>
          <table:table-cell table:formula="of:=IF(ISERROR([.L118]);[.C118];LEFT([.C118];[.L118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19:.J119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19];1)" office:value-type="float" office:value="3">
            <text:p>3</text:p>
          </table:table-cell>
          <table:table-cell table:formula="of:=IF(ISERROR([.L119]);[.C119];LEFT([.C119];[.L11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0:.J120])" office:value-type="float" office:value="4">
            <text:p>4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table:formula="of:=NOW()" office:value-type="date" office:date-value="2020-12-13T01:33:40.84">
            <text:p>2020/12/13 1:33</text:p>
          </table:table-cell>
          <table:table-cell office:value-type="string">
            <text:p>*</text:p>
          </table:table-cell>
          <table:table-cell table:formula="of:=FIND(&quot;-&quot;;[.C120];1)" office:value-type="float" office:value="3">
            <text:p>3</text:p>
          </table:table-cell>
          <table:table-cell table:formula="of:=IF(ISERROR([.L120]);[.C120];LEFT([.C120];[.L120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1]&lt;&gt;1;[.M121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2]);[.C122];LEFT([.C122];[.L122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8]);[.C127];LEFT([.C127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1:.J131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33]&lt;&gt;1;[.M133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33:.J13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3];1)" office:value-type="float" office:value="2">
            <text:p>2</text:p>
          </table:table-cell>
          <table:table-cell table:formula="of:=IF(ISERROR([.L133]);[.C133];LEFT([.C133];[.L13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34:.J13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4];1)" office:value-type="float" office:value="2">
            <text:p>2</text:p>
          </table:table-cell>
          <table:table-cell table:formula="of:=IF(ISERROR([.L134]);[.C134];LEFT([.C134];[.L134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35:.J135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5];1)" office:value-type="float" office:value="2">
            <text:p>2</text:p>
          </table:table-cell>
          <table:table-cell table:formula="of:=IF(ISERROR([.L135]);[.C135];LEFT([.C135];[.L135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36:.J136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6];1)" office:value-type="float" office:value="2">
            <text:p>2</text:p>
          </table:table-cell>
          <table:table-cell table:formula="of:=IF(ISERROR([.L136]);[.C136];LEFT([.C136];[.L136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37:.J137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7];1)" office:value-type="float" office:value="2">
            <text:p>2</text:p>
          </table:table-cell>
          <table:table-cell table:formula="of:=IF(ISERROR([.L137]);[.C137];LEFT([.C137];[.L137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style-name="ce13" table:formula="of:=COUNTA([.E138:.J138])" office:value-type="float" office:value="3">
            <text:p>3</text:p>
          </table:table-cell>
          <table:table-cell table:style-name="ce14" table:number-columns-repeated="3"/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office:value-type="string">
            <text:p>*</text:p>
          </table:table-cell>
          <table:table-cell table:formula="of:=FIND(&quot;-&quot;;[.C138];1)" office:value-type="float" office:value="0">
            <text:p>#VALUE!</text:p>
          </table:table-cell>
          <table:table-cell table:formula="of:=IF(ISERROR([.L138]);[.C138];LEFT([.C138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style-name="ce13" table:formula="of:=COUNTA([.E139:.J139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39];1)" office:value-type="float" office:value="0">
            <text:p>#VALUE!</text:p>
          </table:table-cell>
          <table:table-cell table:formula="of:=IF(ISERROR([.L139]);[.C139];LEFT([.C139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0]&lt;&gt;1;[.M140];0)" office:value-type="float" office:value="0">
            <text:p>0</text:p>
          </table:table-cell>
          <table:table-cell table:style-name="ce10"/>
          <table:table-cell table:style-name="ce13" table:formula="of:=COUNTA([.E140:.J14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40];1)" office:value-type="float" office:value="0">
            <text:p>#VALUE!</text:p>
          </table:table-cell>
          <table:table-cell table:formula="of:=IF(ISERROR([.L140]);[.C140];LEFT([.C140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float" office:value="0">
            <text:p>0</text:p>
          </table:table-cell>
          <table:table-cell table:style-name="ce10"/>
          <table:table-cell table:style-name="ce13" table:formula="of:=COUNTA([.E141:.J141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1]);[.C141];LEFT([.C141];[.L14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2]&lt;&gt;1;[.M142];0)" office:value-type="float" office:value="0">
            <text:p>0</text:p>
          </table:table-cell>
          <table:table-cell table:style-name="ce10"/>
          <table:table-cell table:style-name="ce13" table:formula="of:=COUNTA([.E142:.J142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42];1)" office:value-type="float" office:value="0">
            <text:p>#VALUE!</text:p>
          </table:table-cell>
          <table:table-cell table:formula="of:=IF(ISERROR([.L142]);[.C142];LEFT([.C142];[.L14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table:formula="of:=NOW()" office:value-type="date" office:date-value="2020-12-13T01:33:42.21">
            <text:p>2020/12/13 1:33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3];1)" office:value-type="float" office:value="0">
            <text:p>#VALUE!</text:p>
          </table:table-cell>
          <table:table-cell table:formula="of:=IF(ISERROR([.L143]);[.C143];LEFT([.C143];[.L14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4];1)" office:value-type="float" office:value="0">
            <text:p>#VALUE!</text:p>
          </table:table-cell>
          <table:table-cell table:formula="of:=IF(ISERROR([.L144]);[.C144];LEFT([.C144];[.L14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5];1)" office:value-type="float" office:value="0">
            <text:p>#VALUE!</text:p>
          </table:table-cell>
          <table:table-cell table:formula="of:=IF(ISERROR([.L145]);[.C145];LEFT([.C145];[.L14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6]&lt;&gt;1;[.M146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3T01:33:42.22">
            <text:p>2020/12/13 1:33</text:p>
          </table:table-cell>
          <table:table-cell table:formula="of:=NOW()" office:value-type="date" office:date-value="2020-12-13T01:33:42.22">
            <text:p>2020/12/13 1:33</text:p>
          </table:table-cell>
          <table:table-cell table:formula="of:=NOW()" office:value-type="date" office:date-value="2020-12-13T01:33:42.22">
            <text:p>2020/12/13 1:33</text:p>
          </table:table-cell>
          <table:table-cell table:number-columns-repeated="1014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3T01:33:42.31">
            <text:p>2020/12/13 1:33</text:p>
          </table:table-cell>
          <table:table-cell table:formula="of:=NOW()" office:value-type="date" office:date-value="2020-12-13T01:33:42.31">
            <text:p>2020/12/13 1:33</text:p>
          </table:table-cell>
          <table:table-cell table:formula="of:=NOW()" office:value-type="date" office:date-value="2020-12-13T01:33:42.31">
            <text:p>2020/12/13 1:33</text:p>
          </table:table-cell>
          <table:table-cell table:formula="of:=NOW()" office:value-type="date" office:date-value="2020-12-13T01:33:42.31">
            <text:p>2020/12/13 1:33</text:p>
          </table:table-cell>
          <table:table-cell table:formula="of:=NOW()" office:value-type="date" office:date-value="2020-12-13T01:33:42.31">
            <text:p>2020/12/13 1:33</text:p>
          </table:table-cell>
          <table:table-cell table:formula="of:=NOW()" office:value-type="date" office:date-value="2020-12-13T01:33:42.31">
            <text:p>2020/12/13 1:33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9cm" draw:caption-point-x="-5.503cm" draw:caption-point-y="3.56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3T01:33:42.32">
            <text:p>2020/12/13 1:33</text:p>
          </table:table-cell>
          <table:table-cell table:formula="of:=NOW()" office:value-type="date" office:date-value="2020-12-13T01:33:42.32">
            <text:p>2020/12/13 1:33</text:p>
          </table:table-cell>
          <table:table-cell table:formula="of:=NOW()" office:value-type="date" office:date-value="2020-12-13T01:33:42.32">
            <text:p>2020/12/13 1:33</text:p>
          </table:table-cell>
          <table:table-cell table:formula="of:=NOW()" office:value-type="date" office:date-value="2020-12-13T01:33:42.32">
            <text:p>2020/12/13 1:33</text:p>
          </table:table-cell>
          <table:table-cell table:formula="of:=NOW()" office:value-type="date" office:date-value="2020-12-13T01:33:42.32">
            <text:p>2020/12/13 1:33</text:p>
          </table:table-cell>
          <table:table-cell table:formula="of:=NOW()" office:value-type="date" office:date-value="2020-12-13T01:33:42.32">
            <text:p>2020/12/13 1:3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8cm" draw:caption-point-x="-12.392cm" draw:caption-point-y="0.33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3T01:33:42.33">
            <text:p>2020/12/13 1:33</text:p>
          </table:table-cell>
          <table:table-cell table:formula="of:=NOW()" office:value-type="date" office:date-value="2020-12-13T01:33:42.33">
            <text:p>2020/12/13 1:33</text:p>
          </table:table-cell>
          <table:table-cell table:formula="of:=NOW()" office:value-type="date" office:date-value="2020-12-13T01:33:42.33">
            <text:p>2020/12/13 1:33</text:p>
          </table:table-cell>
          <table:table-cell table:formula="of:=NOW()" office:value-type="date" office:date-value="2020-12-13T01:33:42.33">
            <text:p>2020/12/13 1:33</text:p>
          </table:table-cell>
          <table:table-cell table:formula="of:=NOW()" office:value-type="date" office:date-value="2020-12-13T01:33:42.33">
            <text:p>2020/12/13 1:33</text:p>
          </table:table-cell>
          <table:table-cell table:formula="of:=NOW()" office:value-type="date" office:date-value="2020-12-13T01:33:42.33">
            <text:p>2020/12/13 1:3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6cm" draw:caption-point-x="-4.122cm" draw:caption-point-y="5.61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table:formula="of:=NOW()" office:value-type="date" office:date-value="2020-12-13T01:33:42.41">
            <text:p>2020/12/13 1:3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9cm" draw:caption-point-x="-5.503cm" draw:caption-point-y="3.56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14:'3'.P1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2020/12/13</text:date>, <text:time>01:33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3T01:33:41.94</dc:date>
    <dc:creator>iwabuchi ken</dc:creator>
    <meta:editing-duration>P2DT8H54M15S</meta:editing-duration>
    <meta:editing-cycles>366</meta:editing-cycles>
    <meta:generator>OpenOffice/4.1.3$Win32 OpenOffice.org_project/413m1$Build-9783</meta:generator>
    <meta:document-statistic meta:table-count="4" meta:cell-count="4256" meta:object-count="0"/>
  </office:meta>
</office:document-meta>
</file>